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0e96" officeooo:paragraph-rsid="000d0e96"/>
    </style:style>
    <style:style style:name="P2" style:family="paragraph" style:parent-style-name="Standard">
      <style:text-properties officeooo:rsid="000ef315" officeooo:paragraph-rsid="000ef315"/>
    </style:style>
    <style:style style:name="P3" style:family="paragraph" style:parent-style-name="Standard">
      <style:text-properties officeooo:rsid="001089e0" officeooo:paragraph-rsid="001089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f31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f315" style:font-weight-asian="normal" style:font-weight-complex="normal"/>
    </style:style>
    <style:style style:name="T5" style:family="text">
      <style:text-properties fo:font-weight="normal" fo:background-color="#ffff00" loext:char-shading-value="0" style:font-weight-asian="normal" style:font-weight-complex="normal"/>
    </style:style>
    <style:style style:name="T6" style:family="text">
      <style:text-properties fo:font-weight="normal" fo:background-color="#ffff00" loext:char-shading-value="0" style:font-weight-asian="normal" style:font-weight-complex="normal"/>
    </style:style>
    <style:style style:name="T7" style:family="text">
      <style:text-properties fo:font-weight="normal" officeooo:rsid="000ef315" fo:background-color="#ffff00" loext:char-shading-value="0" style:font-weight-asian="normal" style:font-weight-complex="normal"/>
    </style:style>
    <style:style style:name="T8" style:family="text">
      <style:text-properties officeooo:rsid="00108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l(riotid,nombredeinvocador,nombre,rol,idcampeon,capeon,tipo,habilidad,idpartida,fecha,duracion,resultado,modo,elo)</text:p>
      <text:p text:style-name="P1"/>
      <text:p text:style-name="P2">esta en primera forma normal por que ningun artributo repetido</text:p>
      <text:p text:style-name="P3">fn2:</text:p>
      <text:p text:style-name="P2">jugador(<text:span text:style-name="T1">riotid</text:span>,nombredeinvocador,nombre,rol,elo)</text:p>
      <text:p text:style-name="P2"><text:span text:style-name="T8">juego</text:span>(<text:span text:style-name="T1">idpartida,</text:span><text:span text:style-name="T6">riotid,idcampeon</text:span><text:span text:style-name="T3">,fecha,duracion,resultado,modo</text:span>)lo que esta en amarillo son foreing key</text:p>
      <text:p text:style-name="P2">campeon(<text:span text:style-name="T1">idcampeon</text:span><text:span text:style-name="T3">,campeon,tipo,habilidad</text:span>)</text:p>
      <text:p text:style-name="P3">f3:</text:p>
      <text:p text:style-name="P3">partida(<text:span text:style-name="T2">idpartida,</text:span><text:span text:style-name="T7">riotid,idcampeon</text:span>)</text:p>
      <text:p text:style-name="P3">juego(<text:span text:style-name="T1">i</text:span><text:span text:style-name="T2">d</text:span><text:span text:style-name="T1">juego</text:span><text:span text:style-name="T2">,</text:span><text:span text:style-name="T4">fecha,duracion,resultado,modo</text:span>)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30T20:28:08.060000000</dc:date>
    <meta:editing-duration>PT13M30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9" meta:word-count="25" meta:character-count="455" meta:non-whitespace-character-count="439"/>
  </office:meta>
</office:document-meta>
</file>